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3cm" fo:min-width="6.0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fill-color="#99ffcc" draw:textarea-horizontal-align="justify" draw:textarea-vertical-align="middle" draw:auto-grow-height="false" fo:min-height="1.126cm" fo:min-width="5.955cm"/>
    </style:style>
    <style:style style:name="gr4" style:family="graphic" style:parent-style-name="standard">
      <style:graphic-properties draw:fill-color="#99cccc" draw:textarea-horizontal-align="justify" draw:textarea-vertical-align="middle" draw:auto-grow-height="false" fo:min-height="1.126cm" fo:min-width="5.955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ccff99" draw:textarea-horizontal-align="justify" draw:textarea-vertical-align="middle" draw:auto-grow-height="false" fo:min-height="1.126cm" fo:min-width="5.955cm"/>
    </style:style>
    <style:style style:name="gr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withoutfill">
      <style:graphic-properties draw:stroke="solid" draw:stroke-dash="Ultrafine_20_Dashed" svg:stroke-color="#ff6600" draw:marker-start="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051cm" svg:stroke-color="#ff00cc" draw:marker-start-width="0.128cm" draw:marker-end="Arrow" draw:marker-end-width="0.254cm" draw:fill="none" draw:textarea-vertical-align="middle" fo:padding-top="0.075cm" fo:padding-bottom="0.075cm" fo:padding-left="0.2cm" fo:padding-right="0.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99ffcc"/>
      <style:paragraph-properties fo:text-align="center"/>
      <style:text-properties fo:font-size="18pt"/>
    </style:style>
    <style:style style:name="P5" style:family="paragraph">
      <loext:graphic-properties draw:fill-color="#99cccc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ff99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6600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color="#ff6600"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color="#ff66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66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5" draw:id="id5" draw:layer="layout" svg:width="6.858cm" svg:height="3.302cm" svg:x="20.812cm" svg:y="6.612cm">
          <text:p text:style-name="P1"><text:span text:style-name="T1">Gazebo Simultaion</text:span></text:p>
          <text:p text:style-name="P1"><text:span text:style-name="T1">(gzserv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274cm" svg:height="2.384cm" svg:x="3.6cm" svg:y="10.07cm">
          <draw:text-box>
            <text:p text:style-name="P1"><text:span text:style-name="T1">Socket Comm</text:span></text:p>
            <text:p text:style-name="P1"><text:span text:style-name="T1">(Port 19950)</text:span></text:p>
          </draw:text-box>
        </draw:frame>
        <draw:custom-shape draw:style-name="gr1" draw:text-style-name="P2" xml:id="id1" draw:id="id1" draw:layer="layout" svg:width="6.858cm" svg:height="3.302cm" svg:x="0.354cm" svg:y="6.104cm">
          <text:p><text:span text:style-name="T1">Crazyflie Firmware</text:span></text:p>
          <text:p><text:span text:style-name="T1"/></text:p>
          <text:p><text:span text:style-name="T1">(recvfrom socket</text:span></text:p>
          <text:p><text:span text:style-name="T1">and xQue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6.603cm" svg:height="1.524cm" svg:x="10.786cm" svg:y="5.007cm">
          <text:p text:style-name="P1"><text:span text:style-name="T1">Imu Gazebo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" draw:id="id7" draw:layer="layout" svg:width="6.603cm" svg:height="1.524cm" svg:x="10.786cm" svg:y="6.808cm">
          <text:p text:style-name="P1"><text:span text:style-name="T1">Baro Gazebo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.603cm" svg:height="1.524cm" svg:x="10.787cm" svg:y="8.609cm">
          <text:p text:style-name="P1"><text:span text:style-name="T1">lps Gazebo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6.603cm" svg:height="1.524cm" svg:x="10.769cm" svg:y="16.421cm">
          <text:p text:style-name="P1"><text:span text:style-name="T1">Lidar Gazebo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6.858cm" svg:height="3.302cm" svg:x="0.354cm" svg:y="12.962cm">
          <text:p text:style-name="P1"><text:span text:style-name="T1">CfHandler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svg:x1="3.783cm" svg:y1="9.406cm" svg:x2="3.783cm" svg:y2="12.962cm" draw:start-shape="id1" draw:end-shape="id2" draw:end-glue-point="0" svg:d="M3783 9406v3556" svg:viewBox="0 0 1 3557">
          <text:p/>
        </draw:connector>
        <draw:custom-shape draw:style-name="gr6" draw:text-style-name="P7" xml:id="id3" draw:id="id3" draw:layer="layout" svg:width="6.603cm" svg:height="1.524cm" svg:x="10.786cm" svg:y="2.808cm">
          <text:p text:style-name="P1"><text:span text:style-name="T1">World Gazebo 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0.786cm" svg:y1="3.57cm" svg:x2="7.212cm" svg:y2="14.613cm" draw:start-shape="id3" draw:start-glue-point="3" draw:end-shape="id2" svg:d="M10786 3570h-1787v11043h-1787" svg:viewBox="0 0 3575 11044">
          <text:p/>
        </draw:connector>
        <draw:frame draw:style-name="gr8" draw:text-style-name="P3" xml:id="id9" draw:id="id9" draw:layer="layout" svg:width="8.49cm" svg:height="1.724cm" svg:x="1.87cm" svg:y="1.794cm">
          <draw:text-box>
            <text:p text:style-name="P1"><text:span text:style-name="T2">Gazebo</text:span><text:span text:style-name="T1"> topics pub\sub</text:span></text:p>
            <text:p text:style-name="P1"><text:span text:style-name="T1">(sensor measurements)</text:span></text:p>
          </draw:text-box>
        </draw:frame>
        <draw:frame draw:style-name="gr9" draw:text-style-name="P9" draw:layer="layout" svg:width="4.318cm" svg:height="1.673cm" svg:x="4.826cm" svg:y="17.288cm">
          <draw:text-box>
            <text:p text:style-name="P8"><text:span text:style-name="T3">ROS</text:span><text:span text:style-name="T4"> </text:span><text:span text:style-name="T4">topics </text:span><text:span text:style-name="T4">subscribe</text:span></text:p>
          </draw:text-box>
        </draw:frame>
        <draw:connector draw:style-name="gr10" draw:text-style-name="P6" draw:layer="layout" svg:x1="10.769cm" svg:y1="17.183cm" svg:x2="3.783cm" svg:y2="16.264cm" draw:start-shape="id4" draw:start-glue-point="3" draw:end-shape="id2" draw:end-glue-point="2" svg:d="M10769 17183h-6986v-919" svg:viewBox="0 0 6987 920">
          <text:p/>
        </draw:connector>
        <draw:line draw:style-name="gr11" draw:text-style-name="P6" draw:layer="layout" svg:x1="13.97cm" svg:y1="11.454cm" svg:x2="13.97cm" svg:y2="14.502cm">
          <text:p/>
        </draw:line>
        <draw:connector draw:style-name="gr5" draw:text-style-name="P10" draw:layer="layout" svg:x1="20.812cm" svg:y1="8.263cm" svg:x2="17.389cm" svg:y2="3.57cm" draw:start-shape="id5" draw:start-glue-point="3" draw:end-shape="id3" draw:end-glue-point="1" svg:d="M20812 8263h-1711v-4693h-1712" svg:viewBox="0 0 3424 4694">
          <text:p/>
        </draw:connector>
        <draw:connector draw:style-name="gr5" draw:text-style-name="P10" draw:layer="layout" svg:x1="20.812cm" svg:y1="8.263cm" svg:x2="17.389cm" svg:y2="5.769cm" draw:start-shape="id5" draw:start-glue-point="3" draw:end-shape="id6" draw:end-glue-point="1" svg:d="M20812 8263h-1711v-2494h-1712" svg:viewBox="0 0 3424 2495">
          <text:p/>
        </draw:connector>
        <draw:connector draw:style-name="gr5" draw:text-style-name="P10" draw:layer="layout" svg:x1="20.812cm" svg:y1="8.263cm" svg:x2="17.389cm" svg:y2="7.57cm" draw:start-shape="id5" draw:start-glue-point="3" draw:end-shape="id7" svg:d="M20812 8263h-1711v-693h-1712" svg:viewBox="0 0 3424 694">
          <text:p/>
        </draw:connector>
        <draw:connector draw:style-name="gr5" draw:text-style-name="P10" draw:layer="layout" svg:x1="20.812cm" svg:y1="8.263cm" svg:x2="17.39cm" svg:y2="9.371cm" draw:start-shape="id5" draw:start-glue-point="3" draw:end-shape="id8" svg:d="M20812 8263h-1711v1108h-1711" svg:viewBox="0 0 3423 1109">
          <text:p/>
        </draw:connector>
        <draw:connector draw:style-name="gr5" draw:text-style-name="P10" draw:layer="layout" svg:x1="20.812cm" svg:y1="8.263cm" svg:x2="17.372cm" svg:y2="17.183cm" draw:start-shape="id5" draw:start-glue-point="3" draw:end-shape="id4" draw:end-glue-point="1" svg:d="M20812 8263h-1720v8920h-1720" svg:viewBox="0 0 3441 8921">
          <text:p/>
        </draw:connector>
        <draw:frame draw:style-name="gr12" draw:text-style-name="P3" draw:layer="layout" svg:width="7.798cm" svg:height="3.095cm" svg:x="18.642cm" svg:y="3.056cm">
          <draw:text-box>
            <text:p text:style-name="P1"><text:span text:style-name="T2">Gazebo</text:span><text:span text:style-name="T1"> topics pub\sub</text:span></text:p>
            <text:p text:style-name="P1"><text:span text:style-name="T1">(physics, world)</text:span></text:p>
            <text:p text:style-name="P1"><text:span text:style-name="T1"/></text:p>
          </draw:text-box>
        </draw:frame>
        <draw:frame draw:style-name="gr12" draw:text-style-name="P3" draw:layer="layout" svg:width="7.544cm" svg:height="3.095cm" svg:x="18.718cm" svg:y="11.137cm">
          <draw:text-box>
            <text:p text:style-name="P1"><text:span text:style-name="T2">Gazebo</text:span><text:span text:style-name="T1"> topics pub\sub</text:span></text:p>
            <text:p text:style-name="P1"><text:span text:style-name="T1">(physics, world)</text:span></text:p>
            <text:p text:style-name="P1"><text:span text:style-name="T1"/></text:p>
          </draw:text-box>
        </draw:frame>
        <draw:connector draw:style-name="gr13" draw:text-style-name="P10" draw:layer="layout" svg:x1="10.786cm" svg:y1="5.769cm" svg:x2="7.212cm" svg:y2="14.613cm" draw:start-shape="id6" draw:start-glue-point="3" draw:end-shape="id2" svg:d="M10786 5769h-1787v8844h-1787" svg:viewBox="0 0 3575 8845">
          <text:p/>
        </draw:connector>
        <draw:connector draw:style-name="gr13" draw:text-style-name="P10" draw:layer="layout" svg:x1="10.786cm" svg:y1="7.57cm" svg:x2="7.212cm" svg:y2="14.613cm" draw:start-shape="id7" draw:start-glue-point="3" draw:end-shape="id2" draw:end-glue-point="1" svg:d="M10786 7570h-1787v7043h-1787" svg:viewBox="0 0 3575 7044">
          <text:p/>
        </draw:connector>
        <draw:connector draw:style-name="gr13" draw:text-style-name="P10" draw:layer="layout" svg:x1="10.787cm" svg:y1="9.371cm" svg:x2="7.212cm" svg:y2="14.613cm" draw:start-shape="id8" draw:start-glue-point="3" draw:end-shape="id2" draw:end-glue-point="1" svg:d="M10787 9371h-1787v5242h-1788" svg:viewBox="0 0 3576 5243">
          <text:p/>
        </draw:connector>
        <draw:connector draw:style-name="gr14" draw:text-style-name="P10" draw:layer="layout" svg:x1="6.115cm" svg:y1="3.518cm" svg:x2="8.89cm" svg:y2="4.033cm" draw:start-shape="id9" draw:start-glue-point="2" svg:d="M6115 3518v508h2775v7" svg:viewBox="0 0 2776 516">
          <text:p/>
        </draw:connector>
        <draw:connector draw:style-name="gr14" draw:text-style-name="P10" draw:layer="layout" draw:line-skew="1.687cm" svg:x1="22.625cm" svg:y1="4.819cm" svg:x2="19.251cm" svg:y2="5.347cm" svg:d="M22625 4819v528h-3374" svg:viewBox="0 0 3375 529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52cm" svg:stroke-color="#0000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3cm" svg:x="1cm" svg:y="3.622cm"/>
      <draw:page-thumbnail draw:layer="backgroundobjects" svg:width="8.999cm" svg:height="5.3cm" svg:x="1cm" svg:y="12.198cm"/>
      <draw:page-thumbnail draw:layer="backgroundobjects" svg:width="8.999cm" svg:height="5.3cm" svg:x="1cm" svg:y="20.774cm"/>
      <draw:page-thumbnail draw:layer="backgroundobjects" svg:width="8.999cm" svg:height="5.3cm" svg:x="11cm" svg:y="3.622cm"/>
      <draw:page-thumbnail draw:layer="backgroundobjects" svg:width="8.999cm" svg:height="5.3cm" svg:x="11cm" svg:y="12.198cm"/>
      <draw:page-thumbnail draw:layer="backgroundobjects" svg:width="8.999cm" svg:height="5.3cm" svg:x="11cm" svg:y="20.774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9:54:11.289761993</meta:creation-date>
    <dc:date>2020-02-12T13:42:08.477182544</dc:date>
    <meta:editing-duration>PT16M34S</meta:editing-duration>
    <meta:editing-cycles>4</meta:editing-cycles>
    <meta:generator>LibreOffice/5.1.6.2$Linux_X86_64 LibreOffice_project/10m0$Build-2</meta:generator>
    <meta:document-statistic meta:object-count="50"/>
  </office:meta>
</office:document-meta>
</file>